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F4000001F40898A1B6F2C801C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solid" draw:stroke-dash="Double_20_Dash_20__28_Rounded_29_" svg:stroke-color="#111111" draw:marker-start="Styl_20_šipky_20_2" draw:marker-start-width="0.3cm" draw:marker-end="Styl_20_šipky_20_2" draw:marker-end-width="0.3cm" draw:stroke-linejoin="bevel" svg:stroke-linecap="round" draw:textarea-vertical-align="middle"/>
    </style:style>
    <style:style style:name="gr3" style:family="graphic" style:parent-style-name="objectwithoutfill">
      <style:graphic-properties svg:stroke-color="#000000" draw:marker-end="Styl_20_šipky_20_2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Styl_20_šipky_20_2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2.1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2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2.127cm"/>
      <style:paragraph-properties style:writing-mode="lr-tb"/>
    </style:style>
    <style:style style:name="gr8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fo:color="#000000" loext:opacity="100%" style:font-name="CMU Serif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000000" loext:opacity="100%"/>
    </style:style>
    <style:style style:name="P5" style:family="paragraph">
      <loext:graphic-properties draw:fill="none"/>
      <style:paragraph-properties fo:text-align="center" style:writing-mode="lr-tb"/>
      <style:text-properties fo:color="#000000" loext:opacity="100%" style:font-name="CMU Serif"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style:font-name="CMU Serif" fo:font-size="10pt" style:font-size-asian="10pt" style:font-size-complex="10pt"/>
    </style:style>
    <style:style style:name="T1" style:family="text">
      <style:text-properties fo:color="#000000" loext:opacity="100%" style:font-name="CMU Serif" fo:font-size="12pt" style:font-size-asian="12pt" style:font-size-complex="12pt"/>
    </style:style>
    <style:style style:name="T2" style:family="text">
      <style:text-properties fo:color="#000000" loext:opacity="100%" style:text-position="-8% 58%" style:font-name="CMU Serif" fo:font-size="12pt" style:font-size-asian="12pt" style:font-size-complex="12pt"/>
    </style:style>
    <style:style style:name="T3" style:family="text">
      <style:text-properties fo:color="#000000" loext:opacity="100%" style:text-position="0% 100%" style:font-name="CMU Serif" fo:font-size="12pt" style:font-size-asian="12pt" style:font-size-complex="12pt"/>
    </style:style>
    <style:style style:name="T4" style:family="text">
      <style:text-properties fo:color="#000000" loext:opacity="100%" style:font-name="CMU Serif" fo:font-size="10pt" style:font-name-asian="Liberation Sans2" style:font-size-asian="10pt" style:font-name-complex="Liberation Sans2" style:font-size-complex="10pt"/>
    </style:style>
    <style:style style:name="T5" style:family="text">
      <style:text-properties fo:color="#000000" loext:opacity="100%" style:font-name="CMU Serif" fo:font-size="12pt" style:font-name-asian="Liberation Sans2" style:font-size-asian="12pt" style:font-name-complex="Liberation Sans2" style:font-size-complex="12pt"/>
    </style:style>
    <style:style style:name="T6" style:family="text">
      <style:text-properties fo:color="#000000" loext:opacity="100%" style:text-position="-8% 58%" style:font-name="CMU Serif" fo:font-size="12pt" style:font-name-asian="Liberation Sans2" style:font-size-asian="12pt" style:font-name-complex="Liberation Sans2" style:font-size-complex="12pt"/>
    </style:style>
    <style:style style:name="T7" style:family="text">
      <style:text-properties fo:color="#000000" loext:opacity="100%" style:text-position="0% 100%" style:font-name="CMU Serif" fo:font-size="12pt" style:font-name-asian="Liberation Sans2" style:font-size-asian="12pt" style:font-name-complex="Liberation Sans2" style:font-size-complex="12pt"/>
    </style:style>
    <style:style style:name="T8" style:family="text">
      <style:text-properties fo:color="#000000" loext:opacity="100%" style:font-name="CM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2" draw:layer="layout" svg:width="18.999cm" svg:height="18.999cm" svg:x="1cm" svg:y="5.251cm">
          <draw:image xlink:href="Pictures/1000000000001F4000001F40898A1B6F2C801CCA.png" xlink:type="simple" xlink:show="embed" xlink:actuate="onLoad" draw:mime-type="image/png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D</text:span><text:span text:style-name="T2">rod </text:span><text:span text:style-name="T3">= 1.096 cm</text:span></text:p>
            <text:p text:style-name="P1"><text:span text:style-name="T1"/></text:p>
          </draw:image>
        </draw:frame>
        <draw:line draw:style-name="gr2" draw:text-style-name="P3" draw:layer="layout" svg:x1="8.25cm" svg:y1="14.85cm" svg:x2="12.75cm" svg:y2="14.85cm">
          <text:p/>
        </draw:line>
        <draw:line draw:style-name="gr3" draw:text-style-name="P4" draw:layer="layout" svg:x1="8cm" svg:y1="12.75cm" svg:x2="8.75cm" svg:y2="13.25cm">
          <text:p/>
        </draw:line>
        <draw:line draw:style-name="gr4" draw:text-style-name="P5" draw:layer="layout" svg:x1="9.5cm" svg:y1="13.75cm" svg:x2="8.745cm" svg:y2="13.269cm">
          <text:p text:style-name="P3"><text:span text:style-name="T4"/></text:p>
        </draw:line>
        <draw:frame draw:style-name="gr5" draw:text-style-name="P7" draw:layer="layout" svg:width="3.016cm" svg:height="0.806cm" svg:x="9.399cm" svg:y="13cm">
          <draw:text-box>
            <text:p text:style-name="P6"><text:span text:style-name="T5">δ</text:span><text:span text:style-name="T6">gap </text:span><text:span text:style-name="T7">= 0.2 mm</text:span></text:p>
          </draw:text-box>
        </draw:frame>
        <draw:line draw:style-name="gr3" draw:text-style-name="P5" draw:layer="layout" svg:x1="9.45cm" svg:y1="17.6cm" svg:x2="9.935cm" svg:y2="17.25cm">
          <text:p/>
        </draw:line>
        <draw:frame draw:style-name="gr6" draw:text-style-name="P7" draw:layer="layout" svg:width="3.495cm" svg:height="0.806cm" svg:x="9cm" svg:y="17.25cm">
          <draw:text-box>
            <text:p text:style-name="P6"><text:span text:style-name="T5">δ</text:span><text:span text:style-name="T6">clad </text:span><text:span text:style-name="T7">= 0.473 mm</text:span></text:p>
          </draw:text-box>
        </draw:frame>
        <draw:line draw:style-name="gr3" draw:text-style-name="P8" draw:layer="layout" svg:x1="16.5cm" svg:y1="14.843cm" svg:x2="13.5cm" svg:y2="14.843cm">
          <text:p/>
        </draw:line>
        <draw:frame draw:style-name="gr7" draw:text-style-name="P9" draw:layer="layout" svg:width="2.627cm" svg:height="0.712cm" svg:x="14.623cm" svg:y="14.788cm">
          <draw:text-box>
            <text:p><text:span text:style-name="T8">P = 1.274 cm</text:span></text:p>
          </draw:text-box>
        </draw:frame>
        <draw:line draw:style-name="gr8" draw:text-style-name="P8" draw:layer="layout" svg:x1="13.5cm" svg:y1="9.25cm" svg:x2="13.5cm" svg:y2="20cm">
          <text:p/>
        </draw:line>
        <draw:line draw:style-name="gr3" draw:text-style-name="P5" draw:layer="layout" svg:x1="10.635cm" svg:y1="16.7cm" svg:x2="10.15cm" svg:y2="17.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2" draw:display-name="Styl šipky 2" svg:viewBox="0 0 1131 754" svg:d="M566 0l-566 754 114-85 136-68 148-46 161-17 161 13 153 46 140 68 118 89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19T21:15:32.501323190</dc:date>
    <meta:editing-duration>PT10M33S</meta:editing-duration>
    <meta:editing-cycles>2</meta:editing-cycles>
    <meta:generator>LibreOffice/7.3.7.2$Linux_X86_64 LibreOffice_project/30$Build-2</meta:generator>
    <meta:document-statistic meta:object-count="11"/>
  </office:meta>
</office:document-meta>
</file>